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5.904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3.27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609cm" fo:break-before="auto" style:use-optimal-row-height="false"/>
    </style:style>
    <style:style style:name="ro3" style:family="table-row">
      <style:table-row-properties style:row-height="0.76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cell-protect="none" style:print-content="true"/>
    </style:style>
    <style:style style:name="ce2" style:family="table-cell" style:parent-style-name="Excel_20_Built-in_20_Normal">
      <style:table-cell-properties fo:background-color="#c4bd97" style:cell-protect="none" style:print-content="true" style:diagonal-bl-tr="none" style:diagonal-tl-br="none" fo:border="0.035cm solid #000000" style:rotation-align="none"/>
    </style:style>
    <style:style style:name="ce3" style:family="table-cell" style:parent-style-name="Excel_20_Built-in_20_Normal">
      <style:table-cell-properties fo:background-color="#92d050" style:cell-protect="none" style:print-content="true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ffff00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92d050" style:cell-protect="none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ackground-color="#92d050"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gr2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1.86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Puntes_20_de_20_flecha_20_1" draw:marker-start-width="0.2cm" draw:marker-start-center="false" draw:stroke-linejoin="miter" draw:fill="solid" draw:fill-color="#ffffe1" draw:auto-grow-height="true" draw:auto-grow-width="false" fo:max-width="12cm" fo:min-height="0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otected="true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1020" table:default-cell-style-name="Excel_20_Built-in_20_Normal"/>
        <table:table-row table:style-name="ro1">
          <table:table-cell table:style-name="ce1" table:number-columns-repeated="4"/>
          <table:table-cell table:style-name="ce6" office:value-type="string" table:number-columns-spanned="4" table:number-rows-spanned="1">
            <text:p><text:a xlink:href="http://www.goodoldmanoj.com/">www.goodoldmanoj.com</text:a></text:p>
          </table:table-cell>
          <table:covered-table-cell table:number-columns-repeated="3" table:style-name="ce9"/>
          <table:table-cell table:style-name="ce1" table:number-columns-repeated="1016"/>
        </table:table-row>
        <table:table-row table:style-name="ro2">
          <table:table-cell table:style-name="ce1" table:number-columns-repeated="1024"/>
        </table:table-row>
        <table:table-row table:style-name="ro3">
          <table:table-cell table:style-name="ce1" table:number-columns-repeated="3"/>
          <table:table-cell table:style-name="ce5" office:value-type="string" table:number-columns-spanned="6" table:number-rows-spanned="1">
            <text:p>Burn down chart</text:p>
          </table:table-cell>
          <table:covered-table-cell table:number-columns-repeated="5" table:style-name="ce7"/>
          <table:table-cell table:style-name="ce1" table:number-columns-repeated="1015"/>
        </table:table-row>
        <table:table-row table:style-name="ro1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2" office:value-type="string">
            <text:p>Project</text:p>
          </table:table-cell>
          <table:table-cell table:style-name="ce2" office:value-type="string">
            <text:p>Story </text:p>
          </table:table-cell>
          <table:table-cell table:style-name="ce2" office:value-type="string">
            <text:p>Task</text:p>
          </table:table-cell>
          <table:table-cell table:style-name="ce2" office:value-type="string">
            <text:p>Start</text:p>
          </table:table-cell>
          <table:table-cell table:style-name="ce2" office:value-type="string">
            <office:annotation draw:style-name="gr2" draw:text-style-name="P2" svg:width="9.987cm" svg:height="2.064cm" svg:x="17.556cm" svg:y="1.979cm" draw:caption-point-x="-0.385cm" draw:caption-point-y="0.345cm">
              <dc:date>2014-02-07T00:00:00</dc:date>
              <text:p text:style-name="P2"><text:span text:style-name="T1">goodoldmanoj.com:</text:span></text:p>
              <text:p text:style-name="P2"><text:span text:style-name="T2">Remaining effort as of that day to complete the task. NOT last day effort - hours worked. So this can go up if new challenges got uncovered</text:span></text:p>
            </office:annotation>
            <text:p>Day 10</text:p>
          </table:table-cell>
          <table:table-cell table:style-name="ce2" office:value-type="string">
            <office:annotation office:display="true" draw:style-name="gr3" draw:text-style-name="P4" svg:width="10.187cm" svg:height="1.221cm" svg:x="23.26cm" svg:y="1.793cm" draw:caption-point-x="-4.188cm" draw:caption-point-y="0.531cm">
              <dc:date>2014-02-07T00:00:00</dc:date>
              <text:p text:style-name="P3"><text:span text:style-name="T2">Remaining effort as of that day to complete the task.It's <text:s/>NOT last day effort - hours worked. So this can go up if new challenges got uncovered</text:span></text:p>
              <text:p text:style-name="P3"><text:span text:style-name="T2"/></text:p>
            </office:annotation>
            <text:p>Day 9</text:p>
          </table:table-cell>
          <table:table-cell table:style-name="ce2" office:value-type="string">
            <text:p>Day 8</text:p>
          </table:table-cell>
          <table:table-cell table:style-name="ce2" office:value-type="string">
            <text:p>Day 7</text:p>
          </table:table-cell>
          <table:table-cell table:style-name="ce2" office:value-type="string">
            <text:p>Day 6</text:p>
          </table:table-cell>
          <table:table-cell table:style-name="ce2" office:value-type="string">
            <text:p>Day 5</text:p>
          </table:table-cell>
          <table:table-cell table:style-name="ce2" office:value-type="string">
            <text:p>Day 4</text:p>
          </table:table-cell>
          <table:table-cell table:style-name="ce2" office:value-type="string">
            <text:p>Day 3</text:p>
          </table:table-cell>
          <table:table-cell table:style-name="ce2" office:value-type="string">
            <text:p>Day 2</text:p>
          </table:table-cell>
          <table:table-cell table:style-name="ce2" office:value-type="string">
            <text:p>Day 1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/>
          <table:table-cell table:style-name="ce3" office:value-type="string">
            <text:p>Planning</text:p>
          </table:table-cell>
          <table:table-cell table:style-name="ce3" office:value-type="string">
            <text:p>0.0 Sprint planening</text:p>
          </table:table-cell>
          <table:table-cell table:number-columns-repeated="2" table:style-name="ce8" office:value-type="float" office:value="12">
            <text:p>1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number-columns-repeated="7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<text:s/>1.1 Learn log4java</text:p>
          </table:table-cell>
          <table:table-cell table:number-columns-repeated="3" table:style-name="ce8" office:value-type="float" office:value="8">
            <text:p>8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 </text:p>
          </table:table-cell>
          <table:table-cell table:style-name="ce3" office:value-type="string">
            <text:p>1.2 impl. Error</text:p>
          </table:table-cell>
          <table:table-cell table:number-columns-repeated="5" table:style-name="ce8" office:value-type="float" office:value="1">
            <text:p>1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3 impl. Category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4 impl. Product</text:p>
          </table:table-cell>
          <table:table-cell table:number-columns-repeated="3"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5 impl. User</text:p>
          </table:table-cell>
          <table:table-cell table:number-columns-repeated="3" table:style-name="ce8" office:value-type="float" office:value="3">
            <text:p>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Logging</text:p>
          </table:table-cell>
          <table:table-cell table:style-name="ce3" office:value-type="string">
            <text:p>1.6 impl. Shoppingcart</text:p>
          </table:table-cell>
          <table:table-cell table:number-columns-repeated="4" table:style-name="ce8" office:value-type="float" office:value="4">
            <text:p>4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1 Learn Junit</text:p>
          </table:table-cell>
          <table:table-cell table:number-columns-repeated="5" table:style-name="ce8" office:value-type="float" office:value="15">
            <text:p>15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2 test Category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3 test Product</text:p>
          </table:table-cell>
          <table:table-cell table:number-columns-repeated="5" table:style-name="ce8" office:value-type="float" office:value="6">
            <text:p>6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4 test User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Junit</text:p>
          </table:table-cell>
          <table:table-cell table:style-name="ce3" office:value-type="string">
            <text:p>2.5 Shoppingcart</text:p>
          </table:table-cell>
          <table:table-cell table:number-columns-repeated="5" table:style-name="ce8" office:value-type="float" office:value="5">
            <text:p>5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3" office:value-type="string">
            <text:p><text:s/>Webshop</text:p>
          </table:table-cell>
          <table:table-cell table:style-name="ce3" office:value-type="string">
            <text:p>Books and films</text:p>
          </table:table-cell>
          <table:table-cell table:style-name="ce3" office:value-type="string">
            <text:p>3.1 Design database</text:p>
          </table:table-cell>
          <table:table-cell table:number-columns-repeated="5" table:style-name="ce8" office:value-type="float" office:value="6">
            <text:p>6</text:p>
          </table:table-cell>
          <table:table-cell table:style-name="ce8" table:number-columns-repeated="6"/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Ideal - Remaining efforts in uninterrupted working hours</text:p>
          </table:table-cell>
          <table:covered-table-cell table:number-columns-repeated="2" table:style-name="ce4"/>
          <table:table-cell table:style-name="ce8" table:formula="of:=SUM([.E6:.E18])" office:value-type="float" office:value="77">
            <text:p>77</text:p>
          </table:table-cell>
          <table:table-cell table:style-name="ce8" table:formula="of:=[.E19]-[.$E$19]/10" office:value-type="float" office:value="69.3">
            <text:p>69,3</text:p>
          </table:table-cell>
          <table:table-cell table:style-name="ce8" table:formula="of:=[.F19]-[.$E$19]/10" office:value-type="float" office:value="61.6">
            <text:p>61,6</text:p>
          </table:table-cell>
          <table:table-cell table:style-name="ce8" table:formula="of:=[.G19]-[.$E$19]/10" office:value-type="float" office:value="53.9">
            <text:p>53,9</text:p>
          </table:table-cell>
          <table:table-cell table:style-name="ce8" table:formula="of:=[.H19]-[.$E$19]/10" office:value-type="float" office:value="46.2">
            <text:p>46,2</text:p>
          </table:table-cell>
          <table:table-cell table:style-name="ce8" table:formula="of:=[.I19]-[.$E$19]/10" office:value-type="float" office:value="38.5">
            <text:p>38,5</text:p>
          </table:table-cell>
          <table:table-cell table:style-name="ce8" table:formula="of:=[.J19]-[.$E$19]/10" office:value-type="float" office:value="30.8">
            <text:p>30,8</text:p>
          </table:table-cell>
          <table:table-cell table:style-name="ce8" table:formula="of:=[.K19]-[.$E$19]/10" office:value-type="float" office:value="23.1">
            <text:p>23,1</text:p>
          </table:table-cell>
          <table:table-cell table:style-name="ce8" table:formula="of:=[.L19]-[.$E$19]/10" office:value-type="float" office:value="15.4">
            <text:p>15,4</text:p>
          </table:table-cell>
          <table:table-cell table:style-name="ce8" table:formula="of:=[.M19]-[.$E$19]/10" office:value-type="float" office:value="7.69999999999999">
            <text:p>7,7</text:p>
          </table:table-cell>
          <table:table-cell table:style-name="ce8" table:formula="of:=[.N19]-[.$E$19]/10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>
          <table:table-cell table:style-name="ce1"/>
          <table:table-cell table:style-name="ce4" office:value-type="string" table:number-columns-spanned="3" table:number-rows-spanned="1">
            <text:p>Actual - Remaining efforts in uninterrupted working hours</text:p>
          </table:table-cell>
          <table:covered-table-cell table:number-columns-repeated="2" table:style-name="ce4"/>
          <table:table-cell table:style-name="ce8" table:formula="of:=SUM([.E6:.E18])" office:value-type="float" office:value="77">
            <text:p>77</text:p>
          </table:table-cell>
          <table:table-cell table:style-name="ce8" table:formula="of:=SUM([.F6:.F18])" office:value-type="float" office:value="77">
            <text:p>77</text:p>
          </table:table-cell>
          <table:table-cell table:style-name="ce8" table:formula="of:=SUM([.G6:.G18])" office:value-type="float" office:value="65">
            <text:p>65</text:p>
          </table:table-cell>
          <table:table-cell table:style-name="ce8" table:formula="of:=SUM([.H6:.H18])" office:value-type="float" office:value="49">
            <text:p>49</text:p>
          </table:table-cell>
          <table:table-cell table:style-name="ce8" table:formula="of:=SUM([.I6:.I18])" office:value-type="float" office:value="43">
            <text:p>43</text:p>
          </table:table-cell>
          <table:table-cell table:style-name="ce8" table:formula="of:=SUM([.J6:.J18])" office:value-type="float" office:value="0">
            <text:p>0</text:p>
          </table:table-cell>
          <table:table-cell table:style-name="ce8" table:formula="of:=SUM([.K6:.K18])" office:value-type="float" office:value="0">
            <text:p>0</text:p>
          </table:table-cell>
          <table:table-cell table:style-name="ce8" table:formula="of:=SUM([.L6:.L18])" office:value-type="float" office:value="0">
            <text:p>0</text:p>
          </table:table-cell>
          <table:table-cell table:style-name="ce8" table:formula="of:=SUM([.M6:.M18])" office:value-type="float" office:value="0">
            <text:p>0</text:p>
          </table:table-cell>
          <table:table-cell table:style-name="ce8" table:formula="of:=SUM([.N6:.N18])" office:value-type="float" office:value="0">
            <text:p>0</text:p>
          </table:table-cell>
          <table:table-cell table:style-name="ce8" table:formula="of:=SUM([.O6:.O18])" office:value-type="float" office:value="0">
            <text:p>0</text:p>
          </table:table-cell>
          <table:table-cell table:style-name="ce1" table:number-columns-repeated="4"/>
          <table:table-cell table:number-columns-repeated="1005"/>
        </table:table-row>
        <table:table-row table:style-name="ro1" table:number-rows-repeated="2">
          <table:table-cell table:style-name="ce1" table:number-columns-repeated="19"/>
          <table:table-cell table:number-columns-repeated="1005"/>
        </table:table-row>
        <table:table-row table:style-name="ro1">
          <table:table-cell table:style-name="ce1"/>
          <table:table-cell table:style-name="ce1">
            <draw:frame table:end-cell-address="Sheet1.N42" table:end-x="1.715cm" table:end-y="0.019cm" draw:z-index="0" draw:name="Chart 1" draw:style-name="gr1" draw:text-style-name="P1" svg:width="28.8cm" svg:height="8.918cm" svg:x="1.504cm" svg:y="0.049cm">
              <draw:object draw:notify-on-update-of-ranges="Sheet1.F5:Sheet1.O5 Sheet1.F19:Sheet1.O19 Sheet1.F20:Sheet1.O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7"/>
          <table:table-cell table:number-columns-repeated="1005"/>
        </table:table-row>
        <table:table-row table:style-name="ro1" table:number-rows-repeated="33">
          <table:table-cell table:style-name="ce1" table:number-columns-repeated="19"/>
          <table:table-cell table:number-columns-repeated="100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8000" number:language="sv" number:country="SE">
      <number:number number:min-integer-digits="1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0" number:min-integer-digits="1" number:grouping="true"/>
      <number:text> kr</number:text>
    </number:number-style>
    <number:number-style style:name="N8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8P0"/>
    </number:number-style>
    <number:number-style style:name="N8110P0" style:volatile="true" number:language="sv" number:country="SE">
      <number:number number:decimal-places="2" number:min-integer-digits="1" number:grouping="true"/>
      <number:text> kr</number:text>
    </number:number-style>
    <number:number-style style:name="N8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10P0"/>
    </number:number-style>
    <number:number-style style:name="N8111P0" style:volatile="true" number:language="sv" number:country="SE">
      <number:number number:decimal-places="2" number:min-integer-digits="1" number:grouping="true"/>
      <number:text> kr</number:text>
    </number:number-style>
    <number:number-style style:name="N8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11P0"/>
    </number:number-style>
    <number:date-style style:name="N8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3" number:language="sv" number:country="SE">
      <number:day number:style="long"/>
      <number:text>-</number:text>
      <number:month number:textual="true"/>
    </number:date-style>
    <number:date-style style:name="N8114" number:language="sv" number:country="SE">
      <number:month number:textual="true"/>
      <number:text>-</number:text>
      <number:year/>
    </number:date-style>
    <number:time-style style:name="N8115" number:language="sv" number:country="SE">
      <number:hours/>
      <number:text>:</number:text>
      <number:minutes number:style="long"/>
      <number:text> </number:text>
      <number:am-pm/>
    </number:time-style>
    <number:time-style style:name="N8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sv" number:country="SE">
      <number:number number:decimal-places="0" number:min-integer-digits="1" number:grouping="true"/>
      <number:text>    </number:text>
    </number:number-style>
    <number:number-style style:name="N8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number number:decimal-places="0" number:min-integer-digits="1" number:grouping="true"/>
      <number:text>    </number:text>
    </number:number-style>
    <number:number-style style:name="N8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20P0"/>
    </number:number-style>
    <number:number-style style:name="N8122P0" style:volatile="true" number:language="sv" number:country="SE">
      <number:number number:decimal-places="2" number:min-integer-digits="1" number:grouping="true"/>
      <number:text>    </number:text>
    </number:number-style>
    <number:number-style style:name="N8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22P0"/>
    </number:number-style>
    <number:number-style style:name="N8123P0" style:volatile="true" number:language="sv" number:country="SE">
      <number:number number:decimal-places="2" number:min-integer-digits="1" number:grouping="true"/>
      <number:text>    </number:text>
    </number:number-style>
    <number:number-style style:name="N8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23P0"/>
    </number:number-style>
    <number:number-style style:name="N8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7P2" style:volatile="true" number:language="sv" number:country="SE">
      <number:text> -     </number:text>
    </number:number-style>
    <number:text-style style:name="N8127" number:language="sv" number:country="S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31P2" style:volatile="true" number:language="sv" number:country="SE">
      <number:text> - kr </number:text>
    </number:number-style>
    <number:text-style style:name="N8131" number:language="sv" number:country="S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35" number:language="sv" number:country="S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39" number:language="sv" number:country="S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sv" number:country="SE">
      <number:minutes number:style="long"/>
      <number:text>:</number:text>
      <number:seconds number:style="long"/>
    </number:time-style>
    <number:time-style style:name="N8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sv" number:country="SE">
      <number:minutes number:style="long"/>
      <number:text>:</number:text>
      <number:seconds number:style="long" number:decimal-places="1"/>
    </number:time-style>
    <number:number-style style:name="N8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Puntes_20_de_20_flecha_20_1" draw:display-name="Puntes de flech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1">2014-02-11</text:date>, <text:time>11:50:16</text:time></text:p>
        </style:region-right>
      </style:header>
      <style:header-left style:display="false"/>
      <style:footer>
        <text:p>Páx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1T11:48:53</dc:date>
    <dc:creator>Isabella Rodriguez</dc:creator>
    <meta:generator>OpenOffice/4.0.1$Unix OpenOffice.org_project/401m5$Build-9714</meta:generator>
    <meta:editing-duration>P1DT2H38M14S</meta:editing-duration>
    <meta:editing-cycles>2</meta:editing-cycles>
    <meta:document-statistic meta:table-count="3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800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false" chart:logarithmic="false" chart:reverse-direction="false" text:line-break="fals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8" style:family="chart" style:data-style-name="N8000">
      <style:chart-properties chart:symbol-type="automatic" chart:symbol-width="0.176cm" chart:symbol-height="0.176cm" chart:data-label-number="value" chart:data-label-text="false" chart:data-label-symbol="fals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8.801cm" svg:height="8.919cm" xlink:href=".." xlink:type="simple" chart:class="chart:line" chart:style-name="ch1">
        <chart:title svg:x="11.766cm" svg:y="0.313cm" chart:style-name="ch2">
          <text:p>Burn down chart</text:p>
        </chart:title>
        <chart:legend chart:legend-position="top" svg:x="12.126cm" svg:y="1.678cm" style:legend-expansion="wide" chart:style-name="ch3"/>
        <chart:plot-area chart:style-name="ch4" table:cell-range-address="Sheet1.F5:Sheet1.O5 Sheet1.F19:Sheet1.O20" chart:data-source-has-labels="row" svg:x="1.026cm" svg:y="2.596cm" svg:width="26.623cm" svg:height="5.725cm">
          <chartooo:coordinate-region svg:x="1.586cm" svg:y="2.596cm" svg:width="25.602cm" svg:height="5.265cm"/>
          <chart:axis chart:dimension="x" chart:name="primary-x" chart:style-name="ch5" chartooo:axis-type="auto">
            <chartooo:date-scale/>
            <chart:categories table:cell-range-address="Sheet1.F5:Sheet1.O5"/>
          </chart:axis>
          <chart:axis chart:dimension="y" chart:name="primary-y" chart:style-name="ch6"/>
          <chart:series chart:style-name="ch7" chart:values-cell-range-address="Sheet1.F19:Sheet1.O19" chart:class="chart:line">
            <chart:data-point chart:repeated="10"/>
          </chart:series>
          <chart:series chart:style-name="ch8" chart:values-cell-range-address="Sheet1.F20:Sheet1.O2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 10</text:p>
                <draw:g>
                  <svg:desc>Sheet1.F5:Sheet1.O5</svg:desc>
                </draw:g>
              </table:table-cell>
              <table:table-cell office:value-type="string">
                <text:p>Day 9</text:p>
              </table:table-cell>
              <table:table-cell office:value-type="string">
                <text:p>Day 8</text:p>
              </table:table-cell>
              <table:table-cell office:value-type="string">
                <text:p>Day 7</text:p>
              </table:table-cell>
              <table:table-cell office:value-type="string">
                <text:p>Day 6</text:p>
              </table:table-cell>
              <table:table-cell office:value-type="string">
                <text:p>Day 5</text:p>
              </table:table-cell>
              <table:table-cell office:value-type="string">
                <text:p>Day 4</text:p>
              </table:table-cell>
              <table:table-cell office:value-type="string">
                <text:p>Day 3</text:p>
              </table:table-cell>
              <table:table-cell office:value-type="string">
                <text:p>Day 2</text:p>
              </table:table-cell>
              <table:table-cell office:value-type="string">
                <text:p>Day 1</text:p>
              </table:table-cell>
            </table:table-row>
          </table:table-header-rows>
          <table:table-rows>
            <table:table-row>
              <table:table-cell office:value-type="string">
                <text:p>Rad 19</text:p>
                <draw:g>
                  <svg:desc/>
                </draw:g>
              </table:table-cell>
              <table:table-cell office:value-type="float" office:value="69.3">
                <text:p>69.3</text:p>
                <draw:g>
                  <svg:desc>Sheet1.F19:Sheet1.O19</svg:desc>
                </draw:g>
              </table:table-cell>
              <table:table-cell office:value-type="float" office:value="61.6">
                <text:p>61.6</text:p>
              </table:table-cell>
              <table:table-cell office:value-type="float" office:value="53.9">
                <text:p>53.9</text:p>
              </table:table-cell>
              <table:table-cell office:value-type="float" office:value="46.2">
                <text:p>46.2</text:p>
              </table:table-cell>
              <table:table-cell office:value-type="float" office:value="38.5">
                <text:p>38.5</text:p>
              </table:table-cell>
              <table:table-cell office:value-type="float" office:value="30.8">
                <text:p>30.8</text:p>
              </table:table-cell>
              <table:table-cell office:value-type="float" office:value="23.1">
                <text:p>23.1</text:p>
              </table:table-cell>
              <table:table-cell office:value-type="float" office:value="15.4">
                <text:p>15.4</text:p>
              </table:table-cell>
              <table:table-cell office:value-type="float" office:value="7.69999999999999">
                <text:p>7.6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d 20</text:p>
                <draw:g>
                  <svg:desc/>
                </draw:g>
              </table:table-cell>
              <table:table-cell office:value-type="float" office:value="77">
                <text:p>77</text:p>
                <draw:g>
                  <svg:desc>Sheet1.F20:Sheet1.O20</svg:desc>
                </draw:g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